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9cb8" officeooo:paragraph-rsid="00159cb8"/>
    </style:style>
    <style:style style:name="P2" style:family="paragraph" style:parent-style-name="Standard">
      <style:text-properties officeooo:rsid="00159cb8" officeooo:paragraph-rsid="00186913"/>
    </style:style>
    <style:style style:name="P3" style:family="paragraph" style:parent-style-name="Standard">
      <style:text-properties officeooo:rsid="00160ca6" officeooo:paragraph-rsid="00160ca6"/>
    </style:style>
    <style:style style:name="P4" style:family="paragraph" style:parent-style-name="Standard">
      <style:text-properties officeooo:rsid="00160ca6" officeooo:paragraph-rsid="0018691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9cb8" officeooo:paragraph-rsid="00159cb8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688ec"/>
    </style:style>
    <style:style style:name="T3" style:family="text">
      <style:text-properties officeooo:rsid="00186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<text:span text:style-name="T1">3</text:span>B Experiments with Final CALIFA Setup</text:p>
      <text:p text:style-name="P1"/>
      <text:p text:style-name="P1"/>
      <text:p text:style-name="P1">The R3B (Reactions with Relativistic Radioactive Ion Beams) experiment, as part of the large research facility FAIR in Darmstadt, enables kinematically complete measurements of reactions with high-energy radioactive beams. The broad physics program offers an unique possibility to gain a deep insight in the nuclear structure and dynamics of exotic nuclei far off stability.</text:p>
      <text:p text:style-name="P3"/>
      <text:p text:style-name="P4">One of the key detectors of the R3B Setup is the CALIFA calorimeter. <text:s/><text:span text:style-name="T2">It surrounds the target area and serves for the detection of gamma-rays as well as protons and other light charged particles. The development of this detector, with a strong contribution from the TUM group, is going to its final setup.</text:span></text:p>
      <text:p text:style-name="P4"/>
      <text:p text:style-name="P4">In my talk I will introduce you the versatile setup of the R3B Experiment, <text:span text:style-name="T3">with special focus to the CALIFA detector and give you an overview of my analysis from the 2020 experimental data. 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2T09:46:25.163437938</meta:creation-date>
    <dc:date>2023-06-02T12:23:26.822069215</dc:date>
    <meta:editing-duration>PT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47" meta:character-count="908" meta:non-whitespace-character-count="763"/>
  </office:meta>
</office:document-meta>
</file>